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3.0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SP.NET Core Tutorial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ting up machine for asp.net core developmen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eating asp.net core web applic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P.NET core project fil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 metho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P.NET Core in process hosting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SP.NET Core out of process hosting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SP.NET Core launchsettings.json fil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SP.NET Core appsettings.json fil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ddlewar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figure ASP.NET Core request processing pipelin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atic File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SP.NET Core developer exception pag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SP.NET Core Environment Variables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P.NET Core MVC tutorial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tup MVC in ASP.NE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P.NET Core AddMvc vs AddMvc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odel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SP.NET Core dependency injection tutorial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troller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ews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ustomize view discovery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ssing data to view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iewBag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rongly Typed View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iewModel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ist view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yout view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ections in layout page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_ViewStart.cshtml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_ViewImports.cshtml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outing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ttribute Routing in ASP 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stall and use Bootstrap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ag helper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hy use tag helpers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SP.NET Core Image tag helper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SP.NET Core Environment Tag Helper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otstrap navigation menu in asp.net core applic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orm tag helper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SP.NET Core Model Binding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SP.NET Core model valid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elect list valid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ddSingleton vs AddScoped vs AddTransien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troduction to entity framework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stall entity framework core in visual studio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bContext in entity framework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sing sql server with entity framework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epository patter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ntity framework core migrations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ntity framework core seed data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Keeping domain models and database schema in sync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ile upload in asp net.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pload multiple files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dit view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ttppost edit action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andling 404 not found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ntralised 404 error handling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UseStatusCodePagesWithRedirects vs UseStatusCodePagesWithReExecut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lobal exception handling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ogging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gging exception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ogging to file in asp.net core using nlog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P.NET Core LogLevel configur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SP.NET Core Identity tutorial from scratch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Register new user using asp.net core identity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SP.NET Core Identity UserManager and SignInManager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SP.NET core identity password complexity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how or hide login and logout links based on login statu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Implementing login functionality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uthoriz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edirect user to original url after logi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pen redirect vulnerability exampl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SP.NET Core client side valid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SP.NET core remote valid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ustom validation attribut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xtend IdentityUser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eating role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et list of role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dit rol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dd or remove users from rol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SP.NET Core role based authoriz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how or hide navigation menu based on user rol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ist all users from asp.net core identity databas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Edit identity user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lete identity user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SP.NET Core delete confirm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Delete identity rol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nforce ON DELETE NO ACTION in entity framework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ustom error pag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anage user roles in asp.net core identity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Model binding not working on submitting razor view with foreach loop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anage user claim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laims based authoriz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ole based authorization vs claims based authoriz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uthorization in views in asp.net core mvc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hange AccessDenied rout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laim type and claim value in claims policy based authoriz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eate custom authorization policy using func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ustom authorization requirements and handlers in asp 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ustom authorization requirement and handler example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ultiple custom authorization handlers for a requirement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ustom authorization handler success vs failu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xternal identity providers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eate google oauth credentials Client Id and Client Secre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SP.NET Core google authentication – Setting up the UI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xternalLoginCallback ac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egister application with facebook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SP.NET Core facebook authentic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SP.NET Core secret manager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Why email confirmation is importan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lock login if email is not confirme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SP.NET Core email confirmatio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xternal login email confirmation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orgot passwor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Reset passwor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ow tokens are generated and validate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P.NET Core password reset token lifetim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SP.NET Core custom token provider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SP.NET Core encryption and decryption exampl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ange password in asp.net core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dd password to local account linked to external login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SP.NET Core account lockout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SP.NET Core MVC course wrap up </text:p>
          </table:table-cell>
          <table:table-cell office:value-type="string">
            <text:p><text:s/>Text </text:p>
          </table:table-cell>
          <table:table-cell office:value-type="string">
            <text:p><text:s/>Slide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5/03/2020</text:date>, <text:time>21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eorghe Graur</meta:initial-creator>
    <meta:creation-date>2020-03-25T20:02:47.97</meta:creation-date>
    <dc:date>2020-03-25T21:21:17.29</dc:date>
    <dc:creator>Gheorghe Graur</dc:creator>
    <meta:editing-duration>PT1H3M19S</meta:editing-duration>
    <meta:editing-cycles>1</meta:editing-cycles>
    <meta:document-statistic meta:table-count="3" meta:cell-count="496" meta:object-count="0"/>
    <meta:generator>OpenOffice/4.1.6$Win32 OpenOffice.org_project/416m1$Build-9790</meta:generator>
  </office:meta>
</office:document-meta>
</file>